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3.443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3.5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 style:data-style-name="N10000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border="0.74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729fcf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fo:background-color="#81d41a" fo:border="0.06pt solid #000000"/>
    </style:style>
    <style:style style:name="ce18" style:family="table-cell" style:parent-style-name="Default" style:data-style-name="N10000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gPong-a" table:style-name="ta1">
        <table:shapes>
          <draw:frame draw:z-index="1" draw:style-name="gr1" draw:text-style-name="P1" svg:width="16.007cm" svg:height="9.004cm" svg:x="2.281cm" svg:y="8.581cm">
            <draw:object draw:notify-on-update-of-ranges="'Manual - c e d'.B14:'Manual - c e d'.E14 'PingPong-a'.B17:'PingPong-a'.E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09661" calcext:value-type="float">
            <text:p>5.209661</text:p>
          </table:table-cell>
          <table:table-cell office:value-type="float" office:value="2.977258" calcext:value-type="float">
            <text:p>2.977258</text:p>
          </table:table-cell>
          <table:table-cell office:value-type="float" office:value="4.361023" calcext:value-type="float">
            <text:p>4.361023</text:p>
          </table:table-cell>
          <table:table-cell office:value-type="float" office:value="3.560172" calcext:value-type="float">
            <text:p>3.560172</text:p>
          </table:table-cell>
          <table:table-cell/>
          <table:table-cell table:style-name="ce13" office:value-type="string" calcext:value-type="string">
            <text:p>Número Mensagens</text:p>
          </table:table-cell>
          <table:table-cell table:style-name="ce14" office:value-type="string" calcext:value-type="string">
            <text:p>Tamanho</text:p>
          </table:table-cell>
        </table:table-row>
        <table:table-row table:style-name="ro1">
          <table:table-cell/>
          <table:table-cell office:value-type="float" office:value="5.068398" calcext:value-type="float">
            <text:p>5.068398</text:p>
          </table:table-cell>
          <table:table-cell office:value-type="float" office:value="2.94055" calcext:value-type="float">
            <text:p>2.94055</text:p>
          </table:table-cell>
          <table:table-cell office:value-type="float" office:value="3.988301" calcext:value-type="float">
            <text:p>3.988301</text:p>
          </table:table-cell>
          <table:table-cell office:value-type="float" office:value="3.488991" calcext:value-type="float">
            <text:p>3.488991</text:p>
          </table:table-cell>
          <table:table-cell/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.2859" calcext:value-type="float">
            <text:p>5.2859</text:p>
          </table:table-cell>
          <table:table-cell office:value-type="float" office:value="2.941728" calcext:value-type="float">
            <text:p>2.941728</text:p>
          </table:table-cell>
          <table:table-cell office:value-type="float" office:value="4.39295" calcext:value-type="float">
            <text:p>4.39295</text:p>
          </table:table-cell>
          <table:table-cell office:value-type="float" office:value="3.493945" calcext:value-type="float">
            <text:p>3.493945</text:p>
          </table:table-cell>
          <table:table-cell/>
          <table:table-cell table:style-name="ce12" table:formula="of:=[.G4]/2" office:value-type="float" office:value="2500" calcext:value-type="float">
            <text:p>2500</text:p>
          </table:table-cell>
          <table:table-cell table:style-name="ce12"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5.126548" calcext:value-type="float">
            <text:p>5.126548</text:p>
          </table:table-cell>
          <table:table-cell office:value-type="float" office:value="2.980888" calcext:value-type="float">
            <text:p>2.980888</text:p>
          </table:table-cell>
          <table:table-cell office:value-type="float" office:value="4.053982" calcext:value-type="float">
            <text:p>4.053982</text:p>
          </table:table-cell>
          <table:table-cell office:value-type="float" office:value="3.510708" calcext:value-type="float">
            <text:p>3.510708</text:p>
          </table:table-cell>
          <table:table-cell/>
          <table:table-cell table:style-name="ce12" table:formula="of:=[.G5]/2" office:value-type="float" office:value="1250" calcext:value-type="float">
            <text:p>1250</text:p>
          </table:table-cell>
          <table:table-cell table:style-name="ce12"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4.998062" calcext:value-type="float">
            <text:p>4.998062</text:p>
          </table:table-cell>
          <table:table-cell office:value-type="float" office:value="2.891948" calcext:value-type="float">
            <text:p>2.891948</text:p>
          </table:table-cell>
          <table:table-cell office:value-type="float" office:value="4.133917" calcext:value-type="float">
            <text:p>4.133917</text:p>
          </table:table-cell>
          <table:table-cell office:value-type="float" office:value="3.587008" calcext:value-type="float">
            <text:p>3.587008</text:p>
          </table:table-cell>
          <table:table-cell/>
          <table:table-cell table:style-name="ce12" table:formula="of:=[.G6]/2" office:value-type="float" office:value="625" calcext:value-type="float">
            <text:p>625</text:p>
          </table:table-cell>
          <table:table-cell table:style-name="ce12" office:value-type="float" office:value="16384" calcext:value-type="float">
            <text:p>16384</text:p>
          </table:table-cell>
        </table:table-row>
        <table:table-row table:style-name="ro1">
          <table:table-cell/>
          <table:table-cell office:value-type="float" office:value="5.188291" calcext:value-type="float">
            <text:p>5.188291</text:p>
          </table:table-cell>
          <table:table-cell office:value-type="float" office:value="2.852231" calcext:value-type="float">
            <text:p>2.852231</text:p>
          </table:table-cell>
          <table:table-cell office:value-type="float" office:value="4.148609" calcext:value-type="float">
            <text:p>4.148609</text:p>
          </table:table-cell>
          <table:table-cell office:value-type="float" office:value="3.694552" calcext:value-type="float">
            <text:p>3.6945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04247" calcext:value-type="float">
            <text:p>5.04247</text:p>
          </table:table-cell>
          <table:table-cell office:value-type="float" office:value="2.828626" calcext:value-type="float">
            <text:p>2.828626</text:p>
          </table:table-cell>
          <table:table-cell office:value-type="float" office:value="4.124638" calcext:value-type="float">
            <text:p>4.124638</text:p>
          </table:table-cell>
          <table:table-cell office:value-type="float" office:value="3.624856" calcext:value-type="float">
            <text:p>3.6248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09573" calcext:value-type="float">
            <text:p>5.209573</text:p>
          </table:table-cell>
          <table:table-cell office:value-type="float" office:value="2.923447" calcext:value-type="float">
            <text:p>2.923447</text:p>
          </table:table-cell>
          <table:table-cell office:value-type="float" office:value="4.055354" calcext:value-type="float">
            <text:p>4.055354</text:p>
          </table:table-cell>
          <table:table-cell office:value-type="float" office:value="3.580566" calcext:value-type="float">
            <text:p>3.5805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8039" calcext:value-type="float">
            <text:p>5.18039</text:p>
          </table:table-cell>
          <table:table-cell office:value-type="float" office:value="2.899054" calcext:value-type="float">
            <text:p>2.899054</text:p>
          </table:table-cell>
          <table:table-cell office:value-type="float" office:value="5.756571" calcext:value-type="float">
            <text:p>5.756571</text:p>
          </table:table-cell>
          <table:table-cell office:value-type="float" office:value="3.584289" calcext:value-type="float">
            <text:p>3.5842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098803" calcext:value-type="float">
            <text:p>5.098803</text:p>
          </table:table-cell>
          <table:table-cell office:value-type="float" office:value="2.977768" calcext:value-type="float">
            <text:p>2.977768</text:p>
          </table:table-cell>
          <table:table-cell office:value-type="float" office:value="4.104448" calcext:value-type="float">
            <text:p>4.104448</text:p>
          </table:table-cell>
          <table:table-cell office:value-type="float" office:value="3.785998" calcext:value-type="float">
            <text:p>3.78599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Tamanh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3:.B12])/10" office:value-type="float" office:value="5.1408096" calcext:value-type="float">
            <text:p>5.1408096</text:p>
          </table:table-cell>
          <table:table-cell table:style-name="ce4" table:formula="of:=SUM([.C3:.C12])/10" office:value-type="float" office:value="2.9213498" calcext:value-type="float">
            <text:p>2.9213498</text:p>
          </table:table-cell>
          <table:table-cell table:style-name="ce4" table:formula="of:=SUM([.D3:.D12])/10" office:value-type="float" office:value="4.3119793" calcext:value-type="float">
            <text:p>4.3119793</text:p>
          </table:table-cell>
          <table:table-cell table:style-name="ce4" table:formula="of:=SUM([.E3:.E12])/10" office:value-type="float" office:value="3.5911085" calcext:value-type="float">
            <text:p>3.5911085</text:p>
          </table:table-cell>
          <table:table-cell office:value-type="string" calcext:value-type="string">
            <text:p>milise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azão</text:p>
          </table:table-cell>
          <table:table-cell table:style-name="ce4" table:formula="of:=[.G4]*[.H4]*2/([.B15])" office:value-type="float" office:value="15561.7512074363" calcext:value-type="float">
            <text:p>15561.7512074363</text:p>
          </table:table-cell>
          <table:table-cell table:style-name="ce4" table:formula="of:=[.G5]*[.H5]*2/([.C15])" office:value-type="float" office:value="1752614.49347832" calcext:value-type="float">
            <text:p>1752614.49347832</text:p>
          </table:table-cell>
          <table:table-cell table:style-name="ce4" table:formula="of:=[.G6]*[.H6]*2/([.D15])" office:value-type="float" office:value="2374779.48931712" calcext:value-type="float">
            <text:p>2374779.48931712</text:p>
          </table:table-cell>
          <table:table-cell table:style-name="ce4" table:formula="of:=[.G7]*[.H7]*2/([.E15])" office:value-type="float" office:value="5702974.44368501" calcext:value-type="float">
            <text:p>5702974.44368501</text:p>
          </table:table-cell>
          <table:table-cell office:value-type="string" calcext:value-type="string">
            <text:p>bytes/milisec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empo/msg</text:p>
          </table:table-cell>
          <table:table-cell table:style-name="ce12" table:formula="of:=[.B15]/[.G4]" office:value-type="float" office:value="0.00102816192" calcext:value-type="float">
            <text:p>0,00102816192</text:p>
          </table:table-cell>
          <table:table-cell table:style-name="ce12" table:formula="of:=[.C15]/[.G5]" office:value-type="float" office:value="0.00116853992" calcext:value-type="float">
            <text:p>0,00116853992</text:p>
          </table:table-cell>
          <table:table-cell table:style-name="ce12" table:formula="of:=[.D15]/[.G6]" office:value-type="float" office:value="0.00344958344" calcext:value-type="float">
            <text:p>0,00344958344</text:p>
          </table:table-cell>
          <table:table-cell table:style-name="ce12" table:formula="of:=[.E15]/[.G7]" office:value-type="float" office:value="0.0057457736" calcext:value-type="float">
            <text:p>0,0057457736</text:p>
          </table:table-cell>
          <table:table-cell office:value-type="string" calcext:value-type="string">
            <text:p>milisec/mensage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>
            <draw:frame draw:z-index="0" draw:style-name="gr1" draw:text-style-name="P1" svg:width="16.01cm" svg:height="10.048cm" svg:x="0.035cm" svg:y="0.398cm">
              <draw:object draw:notify-on-update-of-ranges="'PingPong-a'.B14:'PingPong-a'.E14 'PingPong-a'.B16:'PingPong-a'.E1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Broadcast - b" table:style-name="ta1">
        <table:shapes>
          <draw:frame draw:z-index="1" draw:style-name="gr1" draw:text-style-name="P1" svg:width="16.007cm" svg:height="9.004cm" svg:x="2.281cm" svg:y="8.581cm">
            <draw:object draw:notify-on-update-of-ranges="'Manual - c e d'.B14:'Manual - c e d'.E14 'Broadcast - b'.B17:'Broadcast - b'.E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6.345007" calcext:value-type="float">
            <text:p>946.345007</text:p>
          </table:table-cell>
          <table:table-cell office:value-type="float" office:value="483.256858" calcext:value-type="float">
            <text:p>483.256858</text:p>
          </table:table-cell>
          <table:table-cell office:value-type="float" office:value="560.246647" calcext:value-type="float">
            <text:p>560.246647</text:p>
          </table:table-cell>
          <table:table-cell office:value-type="float" office:value="583.772506" calcext:value-type="float">
            <text:p>583.772506</text:p>
          </table:table-cell>
          <table:table-cell/>
          <table:table-cell table:style-name="ce13" office:value-type="string" calcext:value-type="string">
            <text:p>Número Mensagens</text:p>
          </table:table-cell>
          <table:table-cell table:style-name="ce14" office:value-type="string" calcext:value-type="string">
            <text:p>Tamanho</text:p>
          </table:table-cell>
        </table:table-row>
        <table:table-row table:style-name="ro1">
          <table:table-cell/>
          <table:table-cell office:value-type="float" office:value="966.797174" calcext:value-type="float">
            <text:p>966.797174</text:p>
          </table:table-cell>
          <table:table-cell office:value-type="float" office:value="504.904152" calcext:value-type="float">
            <text:p>504.904152</text:p>
          </table:table-cell>
          <table:table-cell office:value-type="float" office:value="490.566691" calcext:value-type="float">
            <text:p>490.566691</text:p>
          </table:table-cell>
          <table:table-cell office:value-type="float" office:value="575.74445" calcext:value-type="float">
            <text:p>575.74445</text:p>
          </table:table-cell>
          <table:table-cell/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43.175298" calcext:value-type="float">
            <text:p>943.175298</text:p>
          </table:table-cell>
          <table:table-cell office:value-type="float" office:value="486.205821" calcext:value-type="float">
            <text:p>486.205821</text:p>
          </table:table-cell>
          <table:table-cell office:value-type="float" office:value="524.162021" calcext:value-type="float">
            <text:p>524.162021</text:p>
          </table:table-cell>
          <table:table-cell office:value-type="float" office:value="574.097939" calcext:value-type="float">
            <text:p>574.097939</text:p>
          </table:table-cell>
          <table:table-cell/>
          <table:table-cell table:style-name="ce12" table:formula="of:=[.G4]/2" office:value-type="float" office:value="2500" calcext:value-type="float">
            <text:p>2500</text:p>
          </table:table-cell>
          <table:table-cell table:style-name="ce12"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960.427196" calcext:value-type="float">
            <text:p>960.427196</text:p>
          </table:table-cell>
          <table:table-cell office:value-type="float" office:value="498.643452" calcext:value-type="float">
            <text:p>498.643452</text:p>
          </table:table-cell>
          <table:table-cell office:value-type="float" office:value="555.441838" calcext:value-type="float">
            <text:p>555.441838</text:p>
          </table:table-cell>
          <table:table-cell office:value-type="float" office:value="583.770937" calcext:value-type="float">
            <text:p>583.770937</text:p>
          </table:table-cell>
          <table:table-cell/>
          <table:table-cell table:style-name="ce12" table:formula="of:=[.G5]/2" office:value-type="float" office:value="1250" calcext:value-type="float">
            <text:p>1250</text:p>
          </table:table-cell>
          <table:table-cell table:style-name="ce12"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938.393629" calcext:value-type="float">
            <text:p>938.393629</text:p>
          </table:table-cell>
          <table:table-cell office:value-type="float" office:value="502.429047" calcext:value-type="float">
            <text:p>502.429047</text:p>
          </table:table-cell>
          <table:table-cell office:value-type="float" office:value="493.637807" calcext:value-type="float">
            <text:p>493.637807</text:p>
          </table:table-cell>
          <table:table-cell office:value-type="float" office:value="518.845478" calcext:value-type="float">
            <text:p>518.845478</text:p>
          </table:table-cell>
          <table:table-cell/>
          <table:table-cell table:style-name="ce12" table:formula="of:=[.G6]/2" office:value-type="float" office:value="625" calcext:value-type="float">
            <text:p>625</text:p>
          </table:table-cell>
          <table:table-cell table:style-name="ce12" office:value-type="float" office:value="16384" calcext:value-type="float">
            <text:p>16384</text:p>
          </table:table-cell>
        </table:table-row>
        <table:table-row table:style-name="ro1">
          <table:table-cell/>
          <table:table-cell office:value-type="float" office:value="946.433927" calcext:value-type="float">
            <text:p>946.433927</text:p>
          </table:table-cell>
          <table:table-cell office:value-type="float" office:value="488.286594" calcext:value-type="float">
            <text:p>488.286594</text:p>
          </table:table-cell>
          <table:table-cell office:value-type="float" office:value="478.340068" calcext:value-type="float">
            <text:p>478.340068</text:p>
          </table:table-cell>
          <table:table-cell office:value-type="float" office:value="579.90815" calcext:value-type="float">
            <text:p>579.90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5.275545" calcext:value-type="float">
            <text:p>925.275545</text:p>
          </table:table-cell>
          <table:table-cell office:value-type="float" office:value="486.261972" calcext:value-type="float">
            <text:p>486.261972</text:p>
          </table:table-cell>
          <table:table-cell office:value-type="float" office:value="562.732607" calcext:value-type="float">
            <text:p>562.732607</text:p>
          </table:table-cell>
          <table:table-cell office:value-type="float" office:value="583.419418" calcext:value-type="float">
            <text:p>583.4194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0.288638" calcext:value-type="float">
            <text:p>940.288638</text:p>
          </table:table-cell>
          <table:table-cell office:value-type="float" office:value="500.1113" calcext:value-type="float">
            <text:p>500.1113</text:p>
          </table:table-cell>
          <table:table-cell office:value-type="float" office:value="546.214583" calcext:value-type="float">
            <text:p>546.214583</text:p>
          </table:table-cell>
          <table:table-cell office:value-type="float" office:value="583.950684" calcext:value-type="float">
            <text:p>583.9506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2.645142" calcext:value-type="float">
            <text:p>932.645142</text:p>
          </table:table-cell>
          <table:table-cell office:value-type="float" office:value="481.195981" calcext:value-type="float">
            <text:p>481.195981</text:p>
          </table:table-cell>
          <table:table-cell office:value-type="float" office:value="519.627703" calcext:value-type="float">
            <text:p>519.627703</text:p>
          </table:table-cell>
          <table:table-cell office:value-type="float" office:value="581.84303" calcext:value-type="float">
            <text:p>581.843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0.384617" calcext:value-type="float">
            <text:p>950.384617</text:p>
          </table:table-cell>
          <table:table-cell office:value-type="float" office:value="489.621062" calcext:value-type="float">
            <text:p>489.621062</text:p>
          </table:table-cell>
          <table:table-cell office:value-type="float" office:value="566.165422" calcext:value-type="float">
            <text:p>566.165422</text:p>
          </table:table-cell>
          <table:table-cell office:value-type="float" office:value="579.315063" calcext:value-type="float">
            <text:p>579.31506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Tamanh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3:.B12])/10" office:value-type="float" office:value="945.0166173" calcext:value-type="float">
            <text:p>945.0166173</text:p>
          </table:table-cell>
          <table:table-cell table:style-name="ce4" table:formula="of:=SUM([.C3:.C12])/10" office:value-type="float" office:value="492.0916239" calcext:value-type="float">
            <text:p>492.0916239</text:p>
          </table:table-cell>
          <table:table-cell table:style-name="ce4" table:formula="of:=SUM([.D3:.D12])/10" office:value-type="float" office:value="529.7135387" calcext:value-type="float">
            <text:p>529.7135387</text:p>
          </table:table-cell>
          <table:table-cell table:style-name="ce4" table:formula="of:=SUM([.E3:.E12])/10" office:value-type="float" office:value="574.4667655" calcext:value-type="float">
            <text:p>574.4667655</text:p>
          </table:table-cell>
          <table:table-cell office:value-type="string" calcext:value-type="string">
            <text:p>milise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azão</text:p>
          </table:table-cell>
          <table:table-cell table:style-name="ce4" table:formula="of:=[.G4]*[.H4]*7/([.B15])" office:value-type="float" office:value="296.291086182152" calcext:value-type="float">
            <text:p>296.291086182152</text:p>
          </table:table-cell>
          <table:table-cell table:style-name="ce4" table:formula="of:=[.G5]*[.H5]*7/([.C15])" office:value-type="float" office:value="36415.9825724683" calcext:value-type="float">
            <text:p>36415.9825724683</text:p>
          </table:table-cell>
          <table:table-cell table:style-name="ce4" table:formula="of:=[.G6]*[.H6]*7/([.D15])" office:value-type="float" office:value="67659.2108405554" calcext:value-type="float">
            <text:p>67659.2108405554</text:p>
          </table:table-cell>
          <table:table-cell table:style-name="ce4" table:formula="of:=[.G7]*[.H7]*7/([.E15])" office:value-type="float" office:value="124776.582919661" calcext:value-type="float">
            <text:p>124776.582919661</text:p>
          </table:table-cell>
          <table:table-cell office:value-type="string" calcext:value-type="string">
            <text:p>bytes/milisec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empo/msg</text:p>
          </table:table-cell>
          <table:table-cell table:style-name="ce12" table:formula="of:=[.B15]/[.G4]" office:value-type="float" office:value="0.18900332346" calcext:value-type="float">
            <text:p>0,18900332346</text:p>
          </table:table-cell>
          <table:table-cell table:style-name="ce12" table:formula="of:=[.C15]/[.G5]" office:value-type="float" office:value="0.19683664956" calcext:value-type="float">
            <text:p>0,19683664956</text:p>
          </table:table-cell>
          <table:table-cell table:style-name="ce12" table:formula="of:=[.D15]/[.G6]" office:value-type="float" office:value="0.42377083096" calcext:value-type="float">
            <text:p>0,42377083096</text:p>
          </table:table-cell>
          <table:table-cell table:style-name="ce12" table:formula="of:=[.E15]/[.G7]" office:value-type="float" office:value="0.9191468248" calcext:value-type="float">
            <text:p>0,9191468248</text:p>
          </table:table-cell>
          <table:table-cell office:value-type="string" calcext:value-type="string">
            <text:p>milisec/mensage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>
            <draw:frame draw:z-index="0" draw:style-name="gr1" draw:text-style-name="P1" svg:width="16.01cm" svg:height="10.048cm" svg:x="0.035cm" svg:y="0.398cm">
              <draw:object draw:notify-on-update-of-ranges="'Broadcast - b'.B14:'Broadcast - b'.E14 'Broadcast - b'.B16:'Broadcast - b'.E1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Manual - c e d" table:style-name="ta1">
        <table:shapes>
          <draw:frame draw:z-index="1" draw:style-name="gr1" draw:text-style-name="P1" svg:width="16.007cm" svg:height="9.004cm" svg:x="2.334cm" svg:y="8.686cm">
            <draw:object draw:notify-on-update-of-ranges="'Manual - c e d'.B14:'Manual - c e d'.E14 'Manual - c e d'.B17:'Manual - c e d'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50.687574" calcext:value-type="float">
            <text:p>1250.687574</text:p>
          </table:table-cell>
          <table:table-cell office:value-type="float" office:value="721.919529" calcext:value-type="float">
            <text:p>721.919529</text:p>
          </table:table-cell>
          <table:table-cell office:value-type="float" office:value="477.552184" calcext:value-type="float">
            <text:p>477.552184</text:p>
          </table:table-cell>
          <table:table-cell office:value-type="float" office:value="770.444428" calcext:value-type="float">
            <text:p>770.444428</text:p>
          </table:table-cell>
          <table:table-cell/>
          <table:table-cell table:style-name="ce13" office:value-type="string" calcext:value-type="string">
            <text:p>Número Mensagens</text:p>
          </table:table-cell>
          <table:table-cell table:style-name="ce14" office:value-type="string" calcext:value-type="string">
            <text:p>Tamanho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49.224721" calcext:value-type="float">
            <text:p>1249.224721</text:p>
          </table:table-cell>
          <table:table-cell office:value-type="float" office:value="713.127775" calcext:value-type="float">
            <text:p>713.127775</text:p>
          </table:table-cell>
          <table:table-cell office:value-type="float" office:value="476.615046" calcext:value-type="float">
            <text:p>476.615046</text:p>
          </table:table-cell>
          <table:table-cell office:value-type="float" office:value="546.954765" calcext:value-type="float">
            <text:p>546.954765</text:p>
          </table:table-cell>
          <table:table-cell/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0.377121" calcext:value-type="float">
            <text:p>1280.377121</text:p>
          </table:table-cell>
          <table:table-cell office:value-type="float" office:value="685.946227" calcext:value-type="float">
            <text:p>685.946227</text:p>
          </table:table-cell>
          <table:table-cell office:value-type="float" office:value="468.414655" calcext:value-type="float">
            <text:p>468.414655</text:p>
          </table:table-cell>
          <table:table-cell office:value-type="float" office:value="777.497611" calcext:value-type="float">
            <text:p>777.497611</text:p>
          </table:table-cell>
          <table:table-cell/>
          <table:table-cell table:style-name="ce12" table:formula="of:=[.G4]/2" office:value-type="float" office:value="2500" calcext:value-type="float">
            <text:p>2500</text:p>
          </table:table-cell>
          <table:table-cell table:style-name="ce12"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92.13155" calcext:value-type="float">
            <text:p>1292.13155</text:p>
          </table:table-cell>
          <table:table-cell office:value-type="float" office:value="727.46578" calcext:value-type="float">
            <text:p>727.46578</text:p>
          </table:table-cell>
          <table:table-cell office:value-type="float" office:value="497.56682" calcext:value-type="float">
            <text:p>497.56682</text:p>
          </table:table-cell>
          <table:table-cell office:value-type="float" office:value="583.200506" calcext:value-type="float">
            <text:p>583.200506</text:p>
          </table:table-cell>
          <table:table-cell/>
          <table:table-cell table:style-name="ce12" table:formula="of:=[.G5]/2" office:value-type="float" office:value="1250" calcext:value-type="float">
            <text:p>1250</text:p>
          </table:table-cell>
          <table:table-cell table:style-name="ce12" office:value-type="float" office:value="4096" calcext:value-type="float">
            <text:p>40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0.737327" calcext:value-type="float">
            <text:p>1280.737327</text:p>
          </table:table-cell>
          <table:table-cell office:value-type="float" office:value="742.219498" calcext:value-type="float">
            <text:p>742.219498</text:p>
          </table:table-cell>
          <table:table-cell office:value-type="float" office:value="489.842778" calcext:value-type="float">
            <text:p>489.842778</text:p>
          </table:table-cell>
          <table:table-cell office:value-type="float" office:value="761.184528" calcext:value-type="float">
            <text:p>761.184528</text:p>
          </table:table-cell>
          <table:table-cell/>
          <table:table-cell table:style-name="ce12" table:formula="of:=[.G6]/2" office:value-type="float" office:value="625" calcext:value-type="float">
            <text:p>625</text:p>
          </table:table-cell>
          <table:table-cell table:style-name="ce1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93.995771" calcext:value-type="float">
            <text:p>1293.995771</text:p>
          </table:table-cell>
          <table:table-cell office:value-type="float" office:value="692.307999" calcext:value-type="float">
            <text:p>692.307999</text:p>
          </table:table-cell>
          <table:table-cell office:value-type="float" office:value="492.192188" calcext:value-type="float">
            <text:p>492.192188</text:p>
          </table:table-cell>
          <table:table-cell office:value-type="float" office:value="586.447183" calcext:value-type="float">
            <text:p>586.447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46.347503" calcext:value-type="float">
            <text:p>1246.347503</text:p>
          </table:table-cell>
          <table:table-cell office:value-type="float" office:value="695.601018" calcext:value-type="float">
            <text:p>695.601018</text:p>
          </table:table-cell>
          <table:table-cell office:value-type="float" office:value="458.418341" calcext:value-type="float">
            <text:p>458.418341</text:p>
          </table:table-cell>
          <table:table-cell office:value-type="float" office:value="783.71558" calcext:value-type="float">
            <text:p>783.71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68.653341" calcext:value-type="float">
            <text:p>1268.653341</text:p>
          </table:table-cell>
          <table:table-cell office:value-type="float" office:value="719.383909" calcext:value-type="float">
            <text:p>719.383909</text:p>
          </table:table-cell>
          <table:table-cell office:value-type="float" office:value="484.416899" calcext:value-type="float">
            <text:p>484.416899</text:p>
          </table:table-cell>
          <table:table-cell office:value-type="float" office:value="570.554272" calcext:value-type="float">
            <text:p>570.554272</text:p>
          </table:table-cell>
          <table:table-cell/>
          <table:table-cell table:style-name="ce17" office:value-type="string" calcext:value-type="string">
            <text:p>Tamanho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024" calcext:value-type="float">
            <text:p>1024</text:p>
          </table:table-cell>
          <table:table-cell table:style-name="ce18" office:value-type="float" office:value="4096" calcext:value-type="float">
            <text:p>4096</text:p>
          </table:table-cell>
          <table:table-cell table:style-name="ce18" office:value-type="float" office:value="16384" calcext:value-type="float">
            <text:p>16384</text:p>
          </table:table-cell>
        </table:table-row>
        <table:table-row table:style-name="ro1">
          <table:table-cell/>
          <table:table-cell office:value-type="float" office:value="1226.514786" calcext:value-type="float">
            <text:p>1226.514786</text:p>
          </table:table-cell>
          <table:table-cell office:value-type="float" office:value="675.501419" calcext:value-type="float">
            <text:p>675.501419</text:p>
          </table:table-cell>
          <table:table-cell office:value-type="float" office:value="501.252949" calcext:value-type="float">
            <text:p>501.252949</text:p>
          </table:table-cell>
          <table:table-cell office:value-type="float" office:value="612.109536" calcext:value-type="float">
            <text:p>612.109536</text:p>
          </table:table-cell>
          <table:table-cell/>
          <table:table-cell table:style-name="ce17" office:value-type="string" calcext:value-type="string">
            <text:p>Aceleração</text:p>
          </table:table-cell>
          <table:table-cell table:style-name="ce12" table:formula="of:=[.B17]/[$'Broadcast - b'.B17]" office:value-type="float" office:value="1.3365808930522" calcext:value-type="float">
            <text:p>1,3365808930522</text:p>
          </table:table-cell>
          <table:table-cell table:style-name="ce12" table:formula="of:=[.C17]/[$'Broadcast - b'.C17]" office:value-type="float" office:value="1.44330270706727" calcext:value-type="float">
            <text:p>1,44330270706727</text:p>
          </table:table-cell>
          <table:table-cell table:style-name="ce12" table:formula="of:=[.D17]/[$'Broadcast - b'.D17]" office:value-type="float" office:value="0.913270529364327" calcext:value-type="float">
            <text:p>0,913270529364327</text:p>
          </table:table-cell>
          <table:table-cell table:style-name="ce12" table:formula="of:=[.E17]/[$'Broadcast - b'.E17]" office:value-type="float" office:value="1.17891953420585" calcext:value-type="float">
            <text:p>1,17891953420585</text:p>
          </table:table-cell>
        </table:table-row>
        <table:table-row table:style-name="ro1">
          <table:table-cell/>
          <table:table-cell office:value-type="float" office:value="1242.241849" calcext:value-type="float">
            <text:p>1242.241849</text:p>
          </table:table-cell>
          <table:table-cell office:value-type="float" office:value="728.898575" calcext:value-type="float">
            <text:p>728.898575</text:p>
          </table:table-cell>
          <table:table-cell office:value-type="float" office:value="491.445779" calcext:value-type="float">
            <text:p>491.445779</text:p>
          </table:table-cell>
          <table:table-cell office:value-type="float" office:value="780.392507" calcext:value-type="float">
            <text:p>780.392507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Tamanh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3:.B12])/10" office:value-type="float" office:value="1263.0911543" calcext:value-type="float">
            <text:p>1263.0911543</text:p>
          </table:table-cell>
          <table:table-cell table:style-name="ce4" table:formula="of:=SUM([.C3:.C12])/10" office:value-type="float" office:value="710.2371729" calcext:value-type="float">
            <text:p>710.2371729</text:p>
          </table:table-cell>
          <table:table-cell table:style-name="ce4" table:formula="of:=SUM([.D3:.D12])/10" office:value-type="float" office:value="483.7717639" calcext:value-type="float">
            <text:p>483.7717639</text:p>
          </table:table-cell>
          <table:table-cell table:style-name="ce4" table:formula="of:=SUM([.E3:.E12])/10" office:value-type="float" office:value="677.2500916" calcext:value-type="float">
            <text:p>677.2500916</text:p>
          </table:table-cell>
          <table:table-cell office:value-type="string" calcext:value-type="string">
            <text:p>milise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azão</text:p>
          </table:table-cell>
          <table:table-cell table:style-name="ce4" table:formula="of:=[.G4]*[.H4]*7/([.B15])" office:value-type="float" office:value="221.678379305233" calcext:value-type="float">
            <text:p>221.678379305233</text:p>
          </table:table-cell>
          <table:table-cell table:style-name="ce4" table:formula="of:=[.G5]*[.H5]*7/([.C15])" office:value-type="float" office:value="25231.008293793" calcext:value-type="float">
            <text:p>25231.008293793</text:p>
          </table:table-cell>
          <table:table-cell table:style-name="ce4" table:formula="of:=[.G6]*[.H6]*7/([.D15])" office:value-type="float" office:value="74084.5222364165" calcext:value-type="float">
            <text:p>74084.5222364165</text:p>
          </table:table-cell>
          <table:table-cell table:style-name="ce4" table:formula="of:=[.G7]*[.H7]*7/([.E15])" office:value-type="float" office:value="105839.778966521" calcext:value-type="float">
            <text:p>105839.778966521</text:p>
          </table:table-cell>
          <table:table-cell office:value-type="string" calcext:value-type="string">
            <text:p>bytes/milisec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Tempo/msg</text:p>
          </table:table-cell>
          <table:table-cell table:style-name="ce12" table:formula="of:=[.B15]/[.G4]" office:value-type="float" office:value="0.25261823086" calcext:value-type="float">
            <text:p>0,25261823086</text:p>
          </table:table-cell>
          <table:table-cell table:style-name="ce12" table:formula="of:=[.C15]/[.G5]" office:value-type="float" office:value="0.28409486916" calcext:value-type="float">
            <text:p>0,28409486916</text:p>
          </table:table-cell>
          <table:table-cell table:style-name="ce12" table:formula="of:=[.D15]/[.G6]" office:value-type="float" office:value="0.38701741112" calcext:value-type="float">
            <text:p>0,38701741112</text:p>
          </table:table-cell>
          <table:table-cell table:style-name="ce12" table:formula="of:=[.E15]/[.G7]" office:value-type="float" office:value="1.08360014656" calcext:value-type="float">
            <text:p>1,08360014656</text:p>
          </table:table-cell>
          <table:table-cell office:value-type="string" calcext:value-type="string">
            <text:p>milisec/mensagem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>
            <draw:frame draw:z-index="0" draw:style-name="gr1" draw:text-style-name="P1" svg:width="16.01cm" svg:height="10.048cm" svg:x="0.042cm" svg:y="0.04cm">
              <draw:object draw:notify-on-update-of-ranges="'Manual - c e d'.B14:'Manual - c e d'.E14 'Manual - c e d'.B16:'Manual - c e d'.E1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5:38:38.180374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17:11:53.904000000</meta:creation-date>
    <dc:date>2023-02-09T16:41:30.132795182</dc:date>
    <meta:editing-duration>PT2H10M11S</meta:editing-duration>
    <meta:editing-cycles>10</meta:editing-cycles>
    <meta:generator>LibreOffice/7.0.4.2$Linux_X86_64 LibreOffice_project/00$Build-2</meta:generator>
    <meta:document-statistic meta:table-count="3" meta:cell-count="241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line" chart:style-name="ch1">
        <chart:title svg:x="6.095cm" svg:y="0.083cm" chart:style-name="ch2">
          <text:p>Tempo/Mensagem</text:p>
        </chart:title>
        <chart:subtitle svg:x="6.778cm" svg:y="1.036cm" chart:style-name="ch3">
          <text:p>MPI Manual</text:p>
        </chart:subtitle>
        <chart:legend chart:legend-position="end" svg:x="2.351cm" svg:y="2.401cm" style:legend-expansion="custom" svg:width="3.224cm" svg:height="0.598cm" style:legend-expansion-aspect-ratio="5.39130434782609" chart:style-name="ch4"/>
        <chart:plot-area chart:style-name="ch5" table:cell-range-address="'Manual - c e d'.B14:'Manual - c e d'.E14 'Manual - c e d'.B17:'Manual - c e d'.E17" chart:data-source-has-labels="both" svg:x="1.023cm" svg:y="0.658cm" svg:width="13.031cm" svg:height="7.615cm">
          <chart:coordinate-region svg:x="1.75cm" svg:y="0.858cm" svg:width="11.839cm" svg:height="6.768cm"/>
          <chart:axis chart:dimension="x" chart:name="primary-x" chart:style-name="ch6" chartooo:axis-type="auto">
            <chartooo:date-scale/>
            <chart:title svg:x="5.073cm" svg:y="8.445cm" chart:style-name="ch7">
              <text:p>Tamanho das Mensagens (bytes)</text:p>
            </chart:title>
            <chart:categories table:cell-range-address="'Manual - c e d'.B14:'Manual - c e d'.E14"/>
          </chart:axis>
          <chart:axis chart:dimension="y" chart:name="primary-y" chart:style-name="ch8">
            <chart:title svg:x="0.143cm" svg:y="6.52cm" chart:style-name="ch9">
              <text:p>Tempo/Mensagem (milisec)</text:p>
            </chart:title>
            <chart:grid chart:style-name="ch10" chart:class="major"/>
          </chart:axis>
          <chart:series chart:style-name="ch11" chart:values-cell-range-address="'Manual - c e d'.B17:'Manual - c e d'.E17" loext:label-string="milisecpmsg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lisecpmsg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Manual - c e d'.B14:'Manual - c e d'.E14</svg:desc>
                </draw:g>
              </table:table-cell>
              <table:table-cell office:value-type="float" office:value="0.25261823086">
                <text:p>0.25261823086</text:p>
                <draw:g>
                  <svg:desc>'Manual - c e d'.B17:'Manual - c e d'.E1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28409486916">
                <text:p>0.2840948691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38701741112">
                <text:p>0.3870174111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.08360014656">
                <text:p>1.083600146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049cm" xlink:href=".." xlink:type="simple" chart:class="chart:line" chart:style-name="ch1">
        <chart:title svg:x="6.639cm" svg:y="0.336cm" chart:style-name="ch2">
          <text:p>Vazão Média</text:p>
        </chart:title>
        <chart:subtitle svg:x="6.421cm" svg:y="0.887cm" chart:style-name="ch3">
          <text:p>MPI Manual</text:p>
        </chart:subtitle>
        <chart:legend chart:legend-position="end" svg:x="4.977cm" svg:y="2.398cm" style:legend-expansion="custom" svg:width="4.372cm" svg:height="0.598cm" style:legend-expansion-aspect-ratio="7.31103678929766" chart:style-name="ch4"/>
        <chart:plot-area chart:style-name="ch5" table:cell-range-address="'Manual - c e d'.B14:'Manual - c e d'.E14 'Manual - c e d'.B16:'Manual - c e d'.E16" chart:data-source-has-labels="both" svg:x="0.836cm" svg:y="-0.005cm" svg:width="13.357cm" svg:height="9.543cm">
          <chart:coordinate-region svg:x="2.198cm" svg:y="0.194cm" svg:width="11.53cm" svg:height="8.697cm"/>
          <chart:axis chart:dimension="x" chart:name="primary-x" chart:style-name="ch6" chartooo:axis-type="auto">
            <chartooo:date-scale/>
            <chart:title svg:x="4.752cm" svg:y="9.487cm" chart:style-name="ch7">
              <text:p>Tamanho das Mensagens (bytes)</text:p>
            </chart:title>
            <chart:categories table:cell-range-address="'Manual - c e d'.B14:'Manual - c e d'.E14"/>
          </chart:axis>
          <chart:axis chart:dimension="y" chart:name="primary-y" chart:style-name="ch8">
            <chart:title svg:x="0cm" svg:y="6.847cm" chart:style-name="ch9">
              <text:p>Vazão Média (bytes/milisec)</text:p>
            </chart:title>
            <chart:grid chart:style-name="ch10" chart:class="major"/>
          </chart:axis>
          <chart:series chart:style-name="ch11" chart:values-cell-range-address="'Manual - c e d'.B16:'Manual - c e d'.E16" loext:label-string="bytespmilisec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pmilisec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Manual - c e d'.B14:'Manual - c e d'.E14</svg:desc>
                </draw:g>
              </table:table-cell>
              <table:table-cell office:value-type="float" office:value="221.678379305233">
                <text:p>221.678379305233</text:p>
                <draw:g>
                  <svg:desc>'Manual - c e d'.B16:'Manual - c e d'.E16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5231.008293793">
                <text:p>25231.00829379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74084.5222364165">
                <text:p>74084.522236416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05839.778966521">
                <text:p>105839.7789665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049cm" xlink:href=".." xlink:type="simple" chart:class="chart:line" chart:style-name="ch1">
        <chart:title svg:x="6.639cm" svg:y="0.336cm" chart:style-name="ch2">
          <text:p>Vazão Média</text:p>
        </chart:title>
        <chart:subtitle svg:x="6.43cm" svg:y="0.887cm" chart:style-name="ch3">
          <text:p>MPI Broadcast</text:p>
        </chart:subtitle>
        <chart:legend chart:legend-position="end" svg:x="4.046cm" svg:y="2.258cm" style:legend-expansion="custom" svg:width="4.371cm" svg:height="0.598cm" style:legend-expansion-aspect-ratio="7.30936454849498" chart:style-name="ch4"/>
        <chart:plot-area chart:style-name="ch5" table:cell-range-address="'Broadcast - b'.B14:'Broadcast - b'.E14 'Broadcast - b'.B16:'Broadcast - b'.E16" chart:data-source-has-labels="both" svg:x="0.836cm" svg:y="-0.005cm" svg:width="13.357cm" svg:height="9.543cm">
          <chart:coordinate-region svg:x="2.198cm" svg:y="0.194cm" svg:width="11.53cm" svg:height="8.697cm"/>
          <chart:axis chart:dimension="x" chart:name="primary-x" chart:style-name="ch6" chartooo:axis-type="auto">
            <chartooo:date-scale/>
            <chart:title svg:x="4.752cm" svg:y="9.487cm" chart:style-name="ch7">
              <text:p>Tamanho das Mensagens (bytes)</text:p>
            </chart:title>
            <chart:categories table:cell-range-address="'Broadcast - b'.B14:'Broadcast - b'.E14"/>
          </chart:axis>
          <chart:axis chart:dimension="y" chart:name="primary-y" chart:style-name="ch8">
            <chart:title svg:x="0cm" svg:y="6.847cm" chart:style-name="ch9">
              <text:p>Vazão Média (bytes/milisec)</text:p>
            </chart:title>
            <chart:grid chart:style-name="ch10" chart:class="major"/>
          </chart:axis>
          <chart:series chart:style-name="ch11" chart:values-cell-range-address="'Broadcast - b'.B16:'Broadcast - b'.E16" loext:label-string="bytespmilisec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pmilisec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Broadcast - b'.B14:'Broadcast - b'.E14</svg:desc>
                </draw:g>
              </table:table-cell>
              <table:table-cell office:value-type="float" office:value="296.291086182152">
                <text:p>296.291086182152</text:p>
                <draw:g>
                  <svg:desc>'Broadcast - b'.B16:'Broadcast - b'.E16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6415.9825724683">
                <text:p>36415.982572468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67659.2108405554">
                <text:p>67659.210840555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24776.582919661">
                <text:p>124776.5829196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line" chart:style-name="ch1">
        <chart:title svg:x="6.095cm" svg:y="0.086cm" chart:style-name="ch2">
          <text:p>Tempo/Mensagem</text:p>
        </chart:title>
        <chart:subtitle svg:x="6.785cm" svg:y="1.036cm" chart:style-name="ch3">
          <text:p>MPI Broadcast</text:p>
        </chart:subtitle>
        <chart:legend chart:legend-position="end" svg:x="2.351cm" svg:y="2.401cm" style:legend-expansion="custom" svg:width="3.224cm" svg:height="0.598cm" style:legend-expansion-aspect-ratio="5.39130434782609" chart:style-name="ch4"/>
        <chart:plot-area chart:style-name="ch5" table:cell-range-address="'Manual - c e d'.B14:'Manual - c e d'.E14 'Broadcast - b'.B17:'Broadcast - b'.E17" chart:data-source-has-labels="both" svg:x="1.023cm" svg:y="0.659cm" svg:width="13.031cm" svg:height="7.614cm">
          <chart:coordinate-region svg:x="1.75cm" svg:y="0.858cm" svg:width="11.839cm" svg:height="6.768cm"/>
          <chart:axis chart:dimension="x" chart:name="primary-x" chart:style-name="ch6" chartooo:axis-type="auto">
            <chartooo:date-scale/>
            <chart:title svg:x="5.073cm" svg:y="8.445cm" chart:style-name="ch7">
              <text:p>Tamanho das Mensagens (bytes)</text:p>
            </chart:title>
            <chart:categories table:cell-range-address="'Manual - c e d'.B14:'Manual - c e d'.E14"/>
          </chart:axis>
          <chart:axis chart:dimension="y" chart:name="primary-y" chart:style-name="ch8">
            <chart:title svg:x="0.143cm" svg:y="6.521cm" chart:style-name="ch9">
              <text:p>Tempo/Mensagem (milisec)</text:p>
            </chart:title>
            <chart:grid chart:style-name="ch10" chart:class="major"/>
          </chart:axis>
          <chart:series chart:style-name="ch11" chart:values-cell-range-address="'Broadcast - b'.B17:'Broadcast - b'.E17" loext:label-string="milisecpmsg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lisecpmsg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Manual - c e d'.B14:'Manual - c e d'.E14</svg:desc>
                </draw:g>
              </table:table-cell>
              <table:table-cell office:value-type="float" office:value="0.18900332346">
                <text:p>0.18900332346</text:p>
                <draw:g>
                  <svg:desc>'Broadcast - b'.B17:'Broadcast - b'.E1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19683664956">
                <text:p>0.1968366495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42377083096">
                <text:p>0.4237708309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9191468248">
                <text:p>0.91914682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049cm" xlink:href=".." xlink:type="simple" chart:class="chart:line" chart:style-name="ch1">
        <chart:title svg:x="6.639cm" svg:y="0.336cm" chart:style-name="ch2">
          <text:p>Vazão Média</text:p>
        </chart:title>
        <chart:subtitle svg:x="6.43cm" svg:y="0.887cm" chart:style-name="ch3">
          <text:p>MPI Ping-Pong</text:p>
        </chart:subtitle>
        <chart:legend chart:legend-position="end" svg:x="4.236cm" svg:y="2.126cm" style:legend-expansion="custom" svg:width="3.632cm" svg:height="0.598cm" style:legend-expansion-aspect-ratio="6.07357859531773" chart:style-name="ch4"/>
        <chart:plot-area chart:style-name="ch5" table:cell-range-address="'PingPong-a'.B14:'PingPong-a'.E14 'PingPong-a'.B16:'PingPong-a'.E16" chart:data-source-has-labels="both" svg:x="0.651cm" svg:y="-0.005cm" svg:width="13.542cm" svg:height="9.543cm">
          <chart:coordinate-region svg:x="2.198cm" svg:y="0.194cm" svg:width="11.53cm" svg:height="8.697cm"/>
          <chart:axis chart:dimension="x" chart:name="primary-x" chart:style-name="ch6" chartooo:axis-type="auto">
            <chartooo:date-scale/>
            <chart:title svg:x="4.752cm" svg:y="9.487cm" chart:style-name="ch7">
              <text:p>Tamanho das Mensagens (bytes)</text:p>
            </chart:title>
            <chart:categories table:cell-range-address="'PingPong-a'.B14:'PingPong-a'.E14"/>
          </chart:axis>
          <chart:axis chart:dimension="y" chart:name="primary-y" chart:style-name="ch8">
            <chart:title svg:x="0cm" svg:y="6.847cm" chart:style-name="ch9">
              <text:p>Vazão Média (bytes/milisec)</text:p>
            </chart:title>
            <chart:grid chart:style-name="ch10" chart:class="major"/>
          </chart:axis>
          <chart:series chart:style-name="ch11" chart:values-cell-range-address="'PingPong-a'.B16:'PingPong-a'.E16" loext:label-string="bytespmilisec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pmilisec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PingPong-a'.B14:'PingPong-a'.E14</svg:desc>
                </draw:g>
              </table:table-cell>
              <table:table-cell office:value-type="float" office:value="15561.7512074363">
                <text:p>15561.7512074363</text:p>
                <draw:g>
                  <svg:desc>'PingPong-a'.B16:'PingPong-a'.E16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752614.49347832">
                <text:p>1752614.4934783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374779.48931712">
                <text:p>2374779.4893171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5702974.44368501">
                <text:p>5702974.443685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line" chart:style-name="ch1">
        <chart:title svg:x="6.095cm" svg:y="0.089cm" chart:style-name="ch2">
          <text:p>Tempo/Mensagem</text:p>
        </chart:title>
        <chart:subtitle svg:x="6.785cm" svg:y="1.036cm" chart:style-name="ch3">
          <text:p>MPI Ping-Pong</text:p>
        </chart:subtitle>
        <chart:legend chart:legend-position="end" svg:x="2.351cm" svg:y="2.401cm" style:legend-expansion="custom" svg:width="3.224cm" svg:height="0.598cm" style:legend-expansion-aspect-ratio="5.39130434782609" chart:style-name="ch4"/>
        <chart:plot-area chart:style-name="ch5" table:cell-range-address="'Manual - c e d'.B14:'Manual - c e d'.E14 'PingPong-a'.B17:'PingPong-a'.E17" chart:data-source-has-labels="both" svg:x="0.652cm" svg:y="0.659cm" svg:width="13.402cm" svg:height="7.614cm">
          <chart:coordinate-region svg:x="1.75cm" svg:y="0.858cm" svg:width="11.839cm" svg:height="6.768cm"/>
          <chart:axis chart:dimension="x" chart:name="primary-x" chart:style-name="ch6" chartooo:axis-type="auto">
            <chartooo:date-scale/>
            <chart:title svg:x="4.888cm" svg:y="8.445cm" chart:style-name="ch7">
              <text:p>Tamanho das Mensagens (bytes)</text:p>
            </chart:title>
            <chart:categories table:cell-range-address="'Manual - c e d'.B14:'Manual - c e d'.E14"/>
          </chart:axis>
          <chart:axis chart:dimension="y" chart:name="primary-y" chart:style-name="ch8">
            <chart:title svg:x="0cm" svg:y="6.521cm" chart:style-name="ch9">
              <text:p>Tempo/Mensagem (milisec)</text:p>
            </chart:title>
            <chart:grid chart:style-name="ch10" chart:class="major"/>
          </chart:axis>
          <chart:series chart:style-name="ch11" chart:values-cell-range-address="'PingPong-a'.B17:'PingPong-a'.E17" loext:label-string="milisecpmsg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lisecpmsg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Manual - c e d'.B14:'Manual - c e d'.E14</svg:desc>
                </draw:g>
              </table:table-cell>
              <table:table-cell office:value-type="float" office:value="0.00102816192">
                <text:p>0.00102816192</text:p>
                <draw:g>
                  <svg:desc>'PingPong-a'.B17:'PingPong-a'.E1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116853992">
                <text:p>0.0011685399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0344958344">
                <text:p>0.0034495834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057457736">
                <text:p>0.00574577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